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2in"/>
    </style:style>
    <style:style style:name="co3" style:family="table-column">
      <style:table-column-properties fo:break-before="auto" style:column-width="2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gital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nnection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ump 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ump 2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Valve 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Valve 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Valve 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loat 1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loat 2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Warning LED?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5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6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7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8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9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0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1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2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3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4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5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6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7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8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9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0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1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2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3</text:p>
          </table:table-cell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4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5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6</text:p>
          </table:table-cell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7</text:p>
          </table:table-cell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8</text:p>
          </table:table-cell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9</text:p>
          </table:table-cell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0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1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2</text:p>
          </table:table-cell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3</text:p>
          </table:table-cell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4</text:p>
          </table:table-cell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5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6</text:p>
          </table:table-cell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7</text:p>
          </table:table-cell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8</text:p>
          </table:table-cell>
        </table:table-row>
        <table:table-row table:style-name="ro1">
          <table:table-cell office:value-type="string" calcext:value-type="string">
            <text:p>D4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9</text:p>
          </table:table-cell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0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1</text:p>
          </table:table-cell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2</text:p>
          </table:table-cell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3</text:p>
          </table:table-cell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4</text:p>
          </table:table-cell>
        </table:table-row>
      </table:table>
      <table:table table:name="Analog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nnection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 1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 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 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 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 5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 6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flow 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flow 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flow 3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1:09:40.569966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8:21:38.733957964</meta:creation-date>
    <dc:date>2021-05-12T16:01:06.469451129</dc:date>
    <meta:editing-duration>PT5H31M11S</meta:editing-duration>
    <meta:editing-cycles>2</meta:editing-cycles>
    <meta:generator>LibreOffice/6.4.7.2$Linux_X86_64 LibreOffice_project/40$Build-2</meta:generator>
    <meta:document-statistic meta:table-count="2" meta:cell-count="202" meta:object-count="0"/>
  </office:meta>
</office:document-meta>
</file>